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12" style:parent-style-name="DefaultParagraphFont" style:family="text">
      <style:text-properties fo:language="da" fo:country="DK" style:language-asian="da" style:country-asian="DK"/>
    </style:style>
    <style:style style:name="P13" style:parent-style-name="Normal" style:family="paragraph">
      <style:text-properties fo:font-size="26pt" style:font-size-asian="26pt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fo:font-size="16pt" style:font-size-asian="16pt"/>
    </style:style>
    <style:style style:name="T16" style:parent-style-name="DefaultParagraphFont" style:family="text">
      <style:text-properties fo:language="da" fo:country="DK" style:language-asian="da" style:country-asian="DK"/>
    </style:style>
    <style:style style:name="P17" style:parent-style-name="Normal" style:family="paragraph">
      <style:text-properties fo:font-size="20pt" style:font-size-asian="20pt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fo:font-size="16pt" style:font-size-asian="16pt"/>
    </style:style>
    <style:style style:name="T20" style:parent-style-name="DefaultParagraphFont" style:family="text">
      <style:text-properties fo:language="da" fo:country="DK" style:language-asian="da" style:country-asian="DK"/>
    </style:style>
    <style:style style:name="P21" style:parent-style-name="Normal" style:family="paragraph">
      <style:text-properties fo:font-size="20pt" style:font-size-asian="20pt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fo:font-size="16pt" style:font-size-asian="16pt"/>
    </style:style>
    <style:style style:name="T24" style:parent-style-name="DefaultParagraphFont" style:family="text">
      <style:text-properties fo:font-size="14pt" style:font-size-asian="14pt"/>
    </style:style>
    <style:style style:name="T25" style:parent-style-name="DefaultParagraphFont" style:family="text">
      <style:text-properties fo:language="da" fo:country="DK" style:language-asian="da" style:country-asian="DK"/>
    </style:style>
    <style:style style:name="P26" style:parent-style-name="Normal" style:family="paragraph">
      <style:text-properties fo:font-size="20pt" style:font-size-asian="20pt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fo:font-size="16pt" style:font-size-asian="16pt"/>
    </style:style>
    <style:style style:name="T29" style:parent-style-name="DefaultParagraphFont" style:family="text">
      <style:text-properties fo:font-size="14pt" style:font-size-asian="14pt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12"><draw:frame draw:z-index="251663360" draw:id="id10" draw:style-name="a10" draw:name="Text Box 97" text:anchor-type="paragraph" svg:x="4.54826in" svg:y="2.24435in" svg:width="3.26667in" svg:height="1.46528in" style:rel-width="scale" style:rel-height="scale"><draw:text-box><text:p text:style-name="P13"/><text:p text:style-name="P14"><text:span text:style-name="T15">Prepare CD for delivery<text:s/></text:span></text:p></draw:text-box><svg:title/><svg:desc/></draw:frame></text:span><text:span text:style-name="T16"><draw:frame draw:z-index="251661312" draw:id="id11" draw:style-name="a11" draw:name="Text Box 97" text:anchor-type="paragraph" svg:x="0.36221in" svg:y="2.24419in" svg:width="3.26667in" svg:height="1.46528in" style:rel-width="scale" style:rel-height="scale"><draw:text-box><text:p text:style-name="P17"/><text:p text:style-name="P18"><text:span text:style-name="T19">Check that we have the necessary references<text:s/></text:span></text:p></draw:text-box><svg:title/><svg:desc/></draw:frame></text:span><text:span text:style-name="T20"><draw:frame draw:z-index="251659264" draw:id="id12" draw:style-name="a12" draw:name="Text Box 97" text:anchor-type="paragraph" svg:x="4.54444in" svg:y="0.20139in" svg:width="3.26667in" svg:height="1.46528in" style:rel-width="scale" style:rel-height="scale"><draw:text-box><text:p text:style-name="P21"/><text:p text:style-name="P22"><text:span text:style-name="T23">Layout -<text:s/></text:span><text:span text:style-name="T24">change $\Delta p_{WT}$ to $\Delta p_{wt}$ everywhere</text:span></text:p></draw:text-box><svg:title/><svg:desc/></draw:frame></text:span><text:span text:style-name="T25"><draw:frame draw:z-index="251658240" draw:id="id13" draw:style-name="a13" draw:name="Text Box 96" text:anchor-type="paragraph" svg:x="0.34306in" svg:y="0.23264in" svg:width="3.26667in" svg:height="1.46528in" style:rel-width="scale" style:rel-height="scale"><draw:text-box><text:p text:style-name="P26"/><text:p text:style-name="P27"><text:span text:style-name="T28">Layout –<text:s/></text:span><text:span text:style-name="T29">All matrices should be bold font</text:span>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text-properties fo:font-size="9.5pt" style:font-size-asian="9.5pt" fo:hyphenate="false"/>
    </style:style>
    <style:style style:name="Heading2" style:display-name="Heading 2" style:family="paragraph" style:parent-style-name="Heading1" style:next-style-name="Normal" style:default-outline-level="2">
      <style:text-properties fo:font-weight="bold" style:font-weight-asian="bold" fo:hyphenate="false"/>
    </style:style>
    <style:style style:name="Heading3" style:display-name="Heading 3" style:family="paragraph" style:parent-style-name="Heading2" style:next-style-name="Normal" style:default-outline-level="3">
      <style:text-properties fo:hyphenate="false"/>
    </style:style>
    <style:style style:name="Normal" style:display-name="Normal" style:family="paragraph">
      <style:paragraph-properties fo:line-height="110%"/>
      <style:text-properties style:font-name="Microsoft Sans Serif" style:font-name-complex="Arial" fo:color="#215868" fo:font-size="7.5pt" style:font-size-asian="7.5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0.25in" fo:margin-bottom="0.4916in" fo:margin-right="0.25in" style:num-format="1" style:writing-mode="lr-tb">
        <style:footnote-sep style:width="0.007in" style:rel-width="33%" style:color="#215868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-0.4916in"/>
      </style:footer-style>
    </style:page-layout>
    <style:style style:name="T2" style:parent-style-name="DefaultParagraphFont" style:family="text">
      <style:text-properties fo:language="da" fo:country="DK" style:language-asian="da" style:country-asian="DK"/>
    </style:style>
    <style:style style:name="T3" style:parent-style-name="DefaultParagraphFont" style:family="text">
      <style:text-properties fo:language="da" fo:country="DK" style:language-asian="da" style:country-asian="DK"/>
    </style:style>
    <style:style style:name="T4" style:parent-style-name="DefaultParagraphFont" style:family="text">
      <style:text-properties fo:language="da" fo:country="DK" style:language-asian="da" style:country-asian="DK"/>
    </style:style>
    <style:style style:name="T5" style:parent-style-name="DefaultParagraphFont" style:family="text">
      <style:text-properties fo:language="da" fo:country="DK" style:language-asian="da" style:country-asian="DK"/>
    </style:style>
    <style:style style:name="T6" style:parent-style-name="DefaultParagraphFont" style:family="text">
      <style:text-properties fo:language="da" fo:country="DK" style:language-asian="da" style:country-asian="DK"/>
    </style:style>
    <style:style style:name="T7" style:parent-style-name="DefaultParagraphFont" style:family="text">
      <style:text-properties fo:language="da" fo:country="DK" style:language-asian="da" style:country-asian="DK"/>
    </style:style>
    <style:style style:name="T8" style:parent-style-name="DefaultParagraphFont" style:family="text">
      <style:text-properties fo:language="da" fo:country="DK" style:language-asian="da" style:country-asian="DK"/>
    </style:style>
    <style:style style:name="T9" style:parent-style-name="DefaultParagraphFont" style:family="text">
      <style:text-properties fo:language="da" fo:country="DK" style:language-asian="da" style:country-asian="DK"/>
    </style:style>
    <style:style style:name="T10" style:parent-style-name="DefaultParagraphFont" style:family="text">
      <style:text-properties fo:language="da" fo:country="DK" style:language-asian="da" style:country-asian="DK"/>
    </style:style>
    <style:style style:name="T11" style:parent-style-name="DefaultParagraphFont" style:family="text">
      <style:text-properties fo:language="da" fo:country="DK" style:language-asian="da" style:country-asian="DK"/>
    </style:style>
    <style:style style:family="graphic" style:name="a6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text:span text:style-name="T2"><draw:custom-shape svg:x="4.52083in" svg:y="4.70833in" svg:width="3.29167in" svg:height="1.53125in" draw:z-index="251664384" draw:id="id0" draw:style-name="a0" draw:name="AutoShape 4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"><draw:custom-shape svg:x="0.34375in" svg:y="4.70833in" svg:width="3.29167in" svg:height="1.53125in" draw:z-index="251663360" draw:id="id1" draw:style-name="a1" draw:name="AutoShape 4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"><draw:custom-shape svg:x="4.53125in" svg:y="2.70833in" svg:width="3.29167in" svg:height="1.53125in" draw:z-index="251662336" draw:id="id2" draw:style-name="a2" draw:name="AutoShape 40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"><draw:custom-shape svg:x="0.33333in" svg:y="2.70833in" svg:width="3.29167in" svg:height="1.53125in" draw:z-index="251661312" draw:id="id3" draw:style-name="a3" draw:name="AutoShape 39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6"><draw:custom-shape svg:x="4.52083in" svg:y="0.69792in" svg:width="3.29167in" svg:height="1.53125in" draw:z-index="251660288" draw:id="id4" draw:style-name="a4" draw:name="AutoShape 3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"><draw:custom-shape svg:x="0.33333in" svg:y="0.69792in" svg:width="3.29167in" svg:height="1.53125in" draw:z-index="251659264" draw:id="id5" draw:style-name="a5" draw:name="AutoShape 37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/style:header>
      <style:footer>
        <text:p text:style-name="Footer"><text:span text:style-name="T8"><draw:custom-shape svg:x="4.53125in" svg:y="-2.14792in" svg:width="3.29167in" svg:height="1.53125in" draw:z-index="251669504" draw:id="id6" draw:style-name="a6" draw:name="AutoShape 46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"><draw:custom-shape svg:x="0.34375in" svg:y="-2.14792in" svg:width="3.29167in" svg:height="1.53125in" draw:z-index="251668480" draw:id="id7" draw:style-name="a7" draw:name="AutoShape 45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0"><draw:custom-shape svg:x="4.52083in" svg:y="-4.12708in" svg:width="3.29167in" svg:height="1.53125in" draw:z-index="251667456" draw:id="id8" draw:style-name="a8" draw:name="AutoShape 44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1"><draw:custom-shape svg:x="0.34375in" svg:y="-4.14792in" svg:width="3.29167in" svg:height="1.53125in" draw:z-index="251666432" draw:id="id9" draw:style-name="a9" draw:name="AutoShape 43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hipping labels (Blue Background design, works with Avery 5163)</dc:title>
    <meta:initial-creator>Nicolaj Vinkel Christensen</meta:initial-creator>
    <dc:creator>Nicolaj Vinkel Christensen</dc:creator>
    <meta:creation-date>2017-05-08T12:35:00Z</meta:creation-date>
    <dc:date>2017-05-08T14:16:00Z</dc:date>
    <meta:print-date>2004-06-02T20:54:00Z</meta:print-date>
    <meta:template xlink:href="Shipping%20labels%20(Blue%20Background%20design,%2010%20per%20page)" xlink:type="simple"/>
    <meta:editing-cycles>3</meta:editing-cycles>
    <meta:editing-duration>PT4380S</meta:editing-duration>
    <meta:user-defined meta:name="_TemplateID">TC102830629990</meta:user-defined>
    <meta:document-statistic meta:page-count="1" meta:paragraph-count="1" meta:word-count="0" meta:character-count="4" meta:row-count="1" meta:non-whitespace-character-count="4"/>
  </office:meta>
</office:document-meta>
</file>